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5.928cm"/>
    </style:style>
    <style:style style:name="Table1.B" style:family="table-column">
      <style:table-column-properties style:column-width="2.212cm"/>
    </style:style>
    <style:style style:name="Table1.C" style:family="table-column">
      <style:table-column-properties style:column-width="2.214cm"/>
    </style:style>
    <style:style style:name="Table1.F" style:family="table-column">
      <style:table-column-properties style:column-width="2.215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style:vertical-align="top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.F2" style:family="table-cell" style:data-style-name="N10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E3" style:family="table-cell">
      <style:table-cell-properties style:vertical-align="top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The Open Source Software Store</text:p>
      <text:p text:style-name="P2"><draw:line text:anchor-type="paragraph" draw:z-index="0" draw:style-name="gr1" draw:text-style-name="P13" svg:x1="0.041cm" svg:y1="0.279cm" svg:x2="16.974cm" svg:y2="0.279cm"><text:p/></draw:line></text:p>
      <text:p text:style-name="P2"/>
      <text:p text:style-name="P2"/>
      <text:p text:style-name="P4">Order: <text:s/><text:text-input text:description="order.@id">999</text:text-input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7">Unit Price ($)</text:p>
          </table:table-cell>
          <table:table-cell table:style-name="Table1.A1" office:value-type="string">
            <text:p text:style-name="P7">Unit Savings* ($)</text:p>
          </table:table-cell>
          <table:table-cell table:style-name="Table1.A1" office:value-type="string">
            <text:p text:style-name="P7">Quantity</text:p>
          </table:table-cell>
          <table:table-cell table:style-name="Table1.A1" office:value-type="string">
            <text:p text:style-name="P7">Total</text:p>
            <text:p text:style-name="P7">Price ($)</text:p>
          </table:table-cell>
          <table:table-cell table:style-name="Table1.F1" office:value-type="string">
            <text:p text:style-name="P7">Total Savings* ($)</text:p>
          </table:table-cell>
        </table:table-row>
        <table:table-row>
          <table:table-cell table:style-name="Table1.A2" office:value-type="string">
            <text:p text:style-name="P8"><text:text-input text:description="line.item.description">OpenOffice.org 2.0</text:text-input><text:script script:language="JOOScript">@table:table-row
[#list order.line as line]

@/table:table-row
[/#list]</text:script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<text:text-input text:description="line.item.unitSavings">200.00</text:text-input></text:p>
          </table:table-cell>
          <table:table-cell table:style-name="Table1.B2" office:value-type="string">
            <text:p text:style-name="P9"><text:text-input text:description="line.quantity">5</text:text-input>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<text:text-input text:description="line.lineSavings">1,000.00</text:text-input></text:p>
          </table:table-cell>
        </table:table-row>
        <table:table-row>
          <table:table-cell table:style-name="Table1.A2" office:value-type="string">
            <text:p text:style-name="P8">Totals</text:p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9">0.00</text:p>
          </table:table-cell>
          <table:table-cell table:style-name="Table1.F2" office:value-type="float" office:value="0">
            <text:p text:style-name="P9"><text:text-input text:description="order.totalSavings">1,000.00</text:text-input></text:p>
          </table:table-cell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2" style:family="paragraph" style:parent-style-name="Standard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Order Demo</text:p>
      </style:header>
      <style:footer>
        <text:p text:style-name="MP2">*Savings compared to an alternative commercial product.</text:p>
        <text:p text:style-name="MP2">(Disclaimer: this comparison is highly arbitrary and has no pretense whatsoever of objectivity or accuracy.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irko Nasato</meta:initial-creator>
    <meta:creation-date>2006-08-03T17:11:53</meta:creation-date>
    <dc:date>2009-01-21T14:55:21</dc:date>
    <dc:language>en-GB</dc:language>
    <meta:editing-cycles>89</meta:editing-cycles>
    <meta:editing-duration>PT02H41M33S</meta:editing-duration>
    <meta:document-statistic meta:table-count="1" meta:image-count="0" meta:object-count="0" meta:page-count="1" meta:paragraph-count="21" meta:word-count="57" meta:character-count="367"/>
    <meta:user-defined meta:name="Info 1"/>
    <meta:user-defined meta:name="Info 2"/>
    <meta:user-defined meta:name="Info 3"/>
    <meta:user-defined meta:name="Info 4"/>
  </office:meta>
</office:document-meta>
</file>